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00f0" officeooo:paragraph-rsid="001200f0"/>
    </style:style>
    <style:style style:name="P2" style:family="paragraph" style:parent-style-name="Standard">
      <style:text-properties fo:font-size="14pt" officeooo:rsid="0014bfd3" officeooo:paragraph-rsid="0014bfd3"/>
    </style:style>
    <style:style style:name="P3" style:family="paragraph" style:parent-style-name="Standard">
      <style:paragraph-properties fo:text-align="center" style:justify-single-word="false"/>
      <style:text-properties fo:font-size="24pt" officeooo:rsid="001200f0" officeooo:paragraph-rsid="001200f0"/>
    </style:style>
    <style:style style:name="P4" style:family="paragraph" style:parent-style-name="Standard">
      <style:text-properties fo:font-size="28pt" officeooo:rsid="001200f0" officeooo:paragraph-rsid="001200f0"/>
    </style:style>
    <style:style style:name="P5" style:family="paragraph" style:parent-style-name="Standard">
      <style:paragraph-properties fo:text-align="center" style:justify-single-word="false"/>
      <style:text-properties fo:font-size="32pt" officeooo:rsid="001200f0" officeooo:paragraph-rsid="001200f0"/>
    </style:style>
    <style:style style:name="P6" style:family="paragraph" style:parent-style-name="Standard">
      <style:paragraph-properties fo:text-align="center" style:justify-single-word="false"/>
      <style:text-properties fo:color="#800000" style:text-line-through-style="none" style:text-line-through-type="none" fo:font-size="22pt" fo:font-style="normal" style:text-underline-style="none" officeooo:rsid="0016dd9c" officeooo:paragraph-rsid="0016dd9c" fo:background-color="#fffff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normal" style:text-underline-style="none" officeooo:rsid="0018a769" officeooo:paragraph-rsid="0018a769" style:font-style-asian="normal" style:font-style-complex="normal"/>
    </style:style>
    <style:style style:name="T1" style:family="text">
      <style:text-properties officeooo:rsid="0012da36"/>
    </style:style>
    <style:style style:name="T2" style:family="text">
      <style:text-properties officeooo:rsid="0014f792"/>
    </style:style>
  </office:automatic-styles>
  <office:body>
    <office:text>
      <office:forms form:automatic-focus="false" form:apply-design-mode="false"/>
      <text:tracked-changes>
        <text:changed-region xml:id="ct71536480" text:id="ct71536480">
          <text:insertion>
            <office:change-info>
              <dc:creator>Unknown Author</dc:creator>
              <dc:date>2018-02-24</dc:date>
            </office:change-info>
          </text:insertion>
        </text:changed-region>
        <text:changed-region xml:id="ct72148064" text:id="ct72148064">
          <text:insertion>
            <office:change-info>
              <dc:creator>Unknown Author</dc:creator>
              <dc:date>2018-02-24T00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tities:</text:p>
      <text:p text:style-name="P4"/>
      <text:p text:style-name="P3">user/account</text:p>
      <text:p text:style-name="P1">represents someone using the system.</text:p>
      <text:p text:style-name="P1">Fields: email, first name, last name, password, <text:span text:style-name="T1">salary &lt;optional&gt;, </text:span></text:p>
      <text:p text:style-name="P1"/>
      <text:p text:style-name="P5">record</text:p>
      <text:p text:style-name="P1">represents a record.</text:p>
      <text:p text:style-name="P2">Fields: value, description, date, currency, <text:span text:style-name="T2">category</text:span><text:change-start text:change-id="ct71536480"/></text:p>
      <text:p text:style-name="P2"/>
      <text:p text:style-name="P6">Category</text:p>
      <text:p text:style-name="P6"/>
      <text:p text:style-name="P7"><text:change-end text:change-id="ct71536480"/><text:change-start text:change-id="ct72148064"/>represents all possible categories a record may have</text:p>
      <text:p text:style-name="P7">fields: category_name<text:change-end text:change-id="ct721480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22:28:06.113459961</meta:creation-date>
    <dc:date>2018-02-24T17:01:27.751918968</dc:date>
    <meta:editing-duration>PT18H33M1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7" meta:character-count="283" meta:non-whitespace-character-count="255"/>
  </office:meta>
</office:document-meta>
</file>